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667cm" svg:height="6.70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122cm" svg:height="1.122cm" svg:x="1.841cm" svg:y="2.50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122cm" svg:height="1.122cm" svg:x="4.573cm" svg:y="2.50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122cm" svg:height="1.122cm" svg:x="7.075cm" svg:y="2.50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122cm" svg:height="1.122cm" svg:x="9.935cm" svg:y="2.502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122cm" svg:height="1.122cm" svg:x="12.74cm" svg:y="2.50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122cm" svg:height="1.122cm" svg:x="9.935cm" svg:y="4.91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963cm" svg:y1="3.063cm" svg:x2="4.573cm" svg:y2="3.063cm" draw:start-shape="id1" draw:start-glue-point="10" draw:end-shape="id2" draw:end-glue-point="6" svg:d="m2963 3063h1610">
          <text:p/>
        </draw:connector>
        <draw:connector draw:style-name="gr3" draw:text-style-name="P1" draw:layer="layout" draw:type="line" svg:x1="5.695cm" svg:y1="3.063cm" svg:x2="7.075cm" svg:y2="3.063cm" draw:start-shape="id2" draw:start-glue-point="10" draw:end-shape="id3" draw:end-glue-point="6" svg:d="m5695 3063h1380">
          <text:p/>
        </draw:connector>
        <draw:connector draw:style-name="gr3" draw:text-style-name="P1" draw:layer="layout" draw:type="line" svg:x1="8.197cm" svg:y1="3.063cm" svg:x2="9.935cm" svg:y2="3.063cm" draw:start-shape="id3" draw:start-glue-point="10" draw:end-shape="id4" draw:end-glue-point="6" svg:d="m8197 3063h1738">
          <text:p/>
        </draw:connector>
        <draw:connector draw:style-name="gr3" draw:text-style-name="P1" draw:layer="layout" draw:type="line" svg:x1="11.057cm" svg:y1="3.063cm" svg:x2="12.74cm" svg:y2="3.063cm" draw:start-shape="id4" draw:start-glue-point="10" draw:end-shape="id5" draw:end-glue-point="6" svg:d="m11057 3063h1683">
          <text:p/>
        </draw:connector>
        <draw:connector draw:style-name="gr3" draw:text-style-name="P1" draw:layer="layout" draw:type="curve" svg:x1="13.301cm" svg:y1="2.502cm" svg:x2="8.033cm" svg:y2="2.666cm" draw:start-shape="id5" draw:start-glue-point="4" draw:end-shape="id3" draw:end-glue-point="11" svg:d="m13301 2502c0-769-5268-851-5268 164">
          <text:p/>
        </draw:connector>
        <draw:connector draw:style-name="gr3" draw:text-style-name="P1" draw:layer="layout" draw:type="curve" svg:x1="8.033cm" svg:y1="3.46cm" svg:x2="9.935cm" svg:y2="5.479cm" draw:start-shape="id3" draw:start-glue-point="9" draw:end-shape="id6" draw:end-glue-point="6" svg:d="m8033 3460c1551 0 600 2019 1902 2019">
          <text:p/>
        </draw:connector>
        <draw:connector draw:style-name="gr3" draw:text-style-name="P1" draw:layer="layout" draw:type="curve" svg:x1="10.496cm" svg:y1="6.04cm" svg:x2="7.636cm" svg:y2="3.624cm" draw:start-shape="id6" draw:start-glue-point="8" draw:end-shape="id3" draw:end-glue-point="8" svg:d="m10496 6040c0 771-2860 1979-2860-2416">
          <text:p/>
        </draw:connector>
        <draw:frame draw:style-name="gr4" draw:layer="layout" svg:width="0.824cm" svg:height="1.017cm" svg:x="3.25cm" svg:y="2.243cm">
          <draw:text-box>
            <text:p>a</text:p>
          </draw:text-box>
        </draw:frame>
        <draw:frame draw:style-name="gr4" draw:layer="layout" svg:width="0.845cm" svg:height="1.017cm" svg:x="5.896cm" svg:y="2.215cm">
          <draw:text-box>
            <text:p>b</text:p>
          </draw:text-box>
        </draw:frame>
        <draw:frame draw:style-name="gr4" draw:layer="layout" svg:width="0.845cm" svg:height="1.017cm" svg:x="11.218cm" svg:y="2.13cm">
          <draw:text-box>
            <text:p>b</text:p>
          </draw:text-box>
        </draw:frame>
        <draw:frame draw:style-name="gr4" draw:layer="layout" svg:width="0.824cm" svg:height="1.017cm" svg:x="8.426cm" svg:y="2.158cm">
          <draw:text-box>
            <text:p>a</text:p>
          </draw:text-box>
        </draw:frame>
        <draw:frame draw:style-name="gr4" draw:layer="layout" svg:width="0.824cm" svg:height="1.017cm" svg:x="8.944cm" svg:y="3.654cm">
          <draw:text-box>
            <text:p>a</text:p>
          </draw:text-box>
        </draw:frame>
        <draw:frame draw:style-name="gr4" draw:layer="layout" svg:width="1.213cm" svg:height="1.017cm" svg:x="7.563cm" svg:y="1.438cm">
          <draw:text-box>
            <text:p>3u</text:p>
          </draw:text-box>
        </draw:frame>
        <draw:frame draw:style-name="gr4" draw:layer="layout" svg:width="1.031cm" svg:height="1.017cm" svg:x="7.564cm" svg:y="3.393cm">
          <draw:text-box>
            <text:p>3l</text:p>
          </draw:text-box>
        </draw:frame>
        <draw:connector draw:style-name="gr3" draw:text-style-name="P1" draw:layer="layout" draw:type="curve" svg:x1="7.636cm" svg:y1="2.502cm" svg:x2="2.402cm" svg:y2="2.502cm" draw:start-shape="id3" draw:start-glue-point="4" draw:end-shape="id1" draw:end-glue-point="4" svg:d="m7636 2502c0-769-5234-769-5234 0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2-03T22:31:45</meta:creation-date>
    <meta:editing-duration>PT58M36S</meta:editing-duration>
    <meta:editing-cycles>8</meta:editing-cycles>
    <dc:date>2011-04-27T10:17:40</dc:date>
    <meta:generator>LibreOffice/3.3$Linux LibreOffice_project/330m19$Build-202</meta:generator>
    <meta:document-statistic meta:object-count="45"/>
  </office:meta>
</office:document-meta>
</file>